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046db4"/>
    </style:style>
    <style:style style:name="P3" style:family="paragraph" style:parent-style-name="Standard">
      <style:text-properties fo:language="de" fo:country="DE" officeooo:rsid="0005156b" officeooo:paragraph-rsid="0005156b"/>
    </style:style>
    <style:style style:name="P4" style:family="paragraph" style:parent-style-name="Standard">
      <style:text-properties fo:language="de" fo:country="DE" officeooo:paragraph-rsid="0005156b"/>
    </style:style>
    <style:style style:name="P5" style:family="paragraph" style:parent-style-name="Standard">
      <style:text-properties fo:language="de" fo:country="DE" officeooo:paragraph-rsid="0006e012"/>
    </style:style>
    <style:style style:name="P6" style:family="paragraph" style:parent-style-name="Standard">
      <style:text-properties fo:language="de" fo:country="DE" style:text-underline-style="none" officeooo:rsid="000d721e" officeooo:paragraph-rsid="000d721e"/>
    </style:style>
    <style:style style:name="P7" style:family="paragraph" style:parent-style-name="Standard">
      <style:text-properties fo:language="de" fo:country="DE" officeooo:paragraph-rsid="000847ba"/>
    </style:style>
    <style:style style:name="P8" style:family="paragraph" style:parent-style-name="Standard">
      <style:text-properties fo:language="de" fo:country="DE" officeooo:rsid="000aa77f" officeooo:paragraph-rsid="000aa77f"/>
    </style:style>
    <style:style style:name="P9" style:family="paragraph" style:parent-style-name="Standard">
      <style:text-properties fo:language="de" fo:country="DE" officeooo:rsid="000c9761" officeooo:paragraph-rsid="000c9761"/>
    </style:style>
    <style:style style:name="P10" style:family="paragraph" style:parent-style-name="Standard">
      <style:paragraph-properties fo:text-align="center" style:justify-single-word="false"/>
      <style:text-properties fo:language="de" fo:country="DE" officeooo:rsid="000c9761" officeooo:paragraph-rsid="000c9761"/>
    </style:style>
    <style:style style:name="P11" style:family="paragraph" style:parent-style-name="Standard">
      <style:text-properties fo:language="de" fo:country="DE" officeooo:rsid="000d721e" officeooo:paragraph-rsid="000d721e"/>
    </style:style>
    <style:style style:name="P12" style:family="paragraph" style:parent-style-name="Standard">
      <style:paragraph-properties fo:text-align="center" style:justify-single-word="false"/>
      <style:text-properties fo:language="de" fo:country="DE" officeooo:rsid="000d721e" officeooo:paragraph-rsid="000d721e"/>
    </style:style>
    <style:style style:name="T1" style:family="text">
      <style:text-properties fo:background-color="#fff200" loext:char-shading-value="0"/>
    </style:style>
    <style:style style:name="T2" style:family="text">
      <style:text-properties officeooo:rsid="000847ba" fo:background-color="#fff200" loext:char-shading-value="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background-color="#81d41a" loext:char-shading-value="0"/>
    </style:style>
    <style:style style:name="T5" style:family="text">
      <style:text-properties style:text-underline-style="solid" style:text-underline-width="auto" style:text-underline-color="font-color" officeooo:rsid="000c9761"/>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color="#ce181e" style:text-underline-style="solid" style:text-underline-width="auto" style:text-underline-color="font-color"/>
    </style:style>
    <style:style style:name="T8" style:family="text">
      <style:text-properties fo:color="#ce181e" style:text-underline-style="solid" style:text-underline-width="auto" style:text-underline-color="font-color" fo:background-color="#81d41a" loext:char-shading-value="0"/>
    </style:style>
    <style:style style:name="T9" style:family="text">
      <style:text-properties fo:color="#ce181e" style:text-underline-style="solid" style:text-underline-width="auto" style:text-underline-color="font-color" officeooo:rsid="000a379a" fo:background-color="#ff8000" loext:char-shading-value="0"/>
    </style:style>
    <style:style style:name="T10" style:family="text">
      <style:text-properties officeooo:rsid="0006e012"/>
    </style:style>
    <style:style style:name="T11" style:family="text">
      <style:text-properties fo:background-color="#81d41a" loext:char-shading-value="0"/>
    </style:style>
    <style:style style:name="T12" style:family="text">
      <style:text-properties officeooo:rsid="000a379a" fo:background-color="#81d41a" loext:char-shading-value="0"/>
    </style:style>
    <style:style style:name="T13" style:family="text">
      <style:text-properties officeooo:rsid="000847ba" fo:background-color="#ff8000" loext:char-shading-value="0"/>
    </style:style>
    <style:style style:name="T14" style:family="text">
      <style:text-properties officeooo:rsid="000a379a" fo:background-color="#ff8000" loext:char-shading-value="0"/>
    </style:style>
    <style:style style:name="T15" style:family="text">
      <style:text-properties officeooo:rsid="000abcbf"/>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0abcbf" style:font-style-asian="normal" style:font-style-complex="normal"/>
    </style:style>
    <style:style style:name="T18" style:family="text">
      <style:text-properties fo:font-style="normal" style:text-underline-style="none" officeooo:rsid="000c9761" style:font-style-asian="normal" style:font-style-complex="normal"/>
    </style:style>
    <style:style style:name="T19" style:family="text">
      <style:text-properties officeooo:rsid="000c9761"/>
    </style:style>
    <style:style style:name="T20" style:family="text">
      <style:text-properties officeooo:rsid="000d721e"/>
    </style:style>
    <style:style style:name="T21" style:family="text">
      <style:text-properties fo:background-color="transparent" loext:char-shading-value="0"/>
    </style:style>
    <style:style style:name="T22" style:family="text">
      <style:text-properties officeooo:rsid="000de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p>
      <text:p text:style-name="P10"/>
      <text:p text:style-name="P4">Sofie Amundsen war auf dem Heimweg von der <text:span text:style-name="T13">Absender.</text:span></text:p>
      <text:p text:style-name="P4">Das erste Stück war sie mit Jorunn zusammen gegangen. Sie hatten sich über Roboter unterhalten. Jorunn hielt das menschliche Gehirn für einen komplizierten <text:span text:style-name="T13">Briefmarke.</text:span></text:p>
      <text:p text:style-name="P4">Sofie war sich nicht so sicher, ob sie da zustimmte.</text:p>
      <text:p text:style-name="P4">Ein Mensch mußte doch mehr sein als eine <text:span text:style-name="T11">Maschine?</text:span></text:p>
      <text:p text:style-name="P4">Beim Supermarkt hatten sie sich getrennt. Sofie wohnte am Ende eines ausgedehnten Viertels mit Einfamilienhäusern und hatte einen fast doppelt so langen Schulweg wie Jorunn.</text:p>
      <text:p text:style-name="P4">Ihr Haus schien am Ende der Welt zu liegen, denn hinter ihrem Garten gab es keine weiteren Häuser mehr, nur noch <text:span text:style-name="T13">Machine.</text:span></text:p>
      <text:p text:style-name="P4">Jetzt bog sie in <text:span text:style-name="T16">d</text:span><text:span text:style-name="T17">ie</text:span> <text:span text:style-name="T15">schmale Gasse </text:span>ein.</text:p>
      <text:p text:style-name="P4">Ganz am Ende machte d<text:span text:style-name="T15">ie</text:span> eine scharfe Kurve, die »Kapitänskurve« genannt wurde.</text:p>
      <text:p text:style-name="P1">Menschen waren hier fast nur samstags und sonntags zu sehen.</text:p>
      <text:p text:style-name="P4">Es war einer der ersten Tage im Mai.</text:p>
      <text:p text:style-name="P4">In einigen Gärten blühten unter den Obstbäumen dichte Kränze von <text:span text:style-name="T1">Osterglocken.</text:span><text:span text:style-name="T2">(-)</text:span></text:p>
      <text:p text:style-name="P1">Die Birken hatten dünne Umhänge aus grünem <text:span text:style-name="T13">Briefumschlag.</text:span></text:p>
      <text:p text:style-name="P4">War es nicht seltsam, wie zu dieser Jahreszeit alles anfing zu wachsen und zu gedeihen?</text:p>
      <text:p text:style-name="P4">Woran lag es, daß Kilo um Kilo des grünen Pflanzenstoffes aus der leblosen Erde quellen konnte,</text:p>
      <text:p text:style-name="P1">sowie das Wetter warm wurde und die letzten Schneereste ver- schwunden waren?</text:p>
      <text:p text:style-name="P4">Sofie schaute in den Briefkasten, ehe sie das Gartentor öffnete. In der Regel gab es darin viel Reklamekram und einige große Briefumschläge für ihre <text:span text:style-name="T1">Mutter.</text:span><text:span text:style-name="T2">(-)</text:span></text:p>
      <text:p text:style-name="P4">Sofie legte dann immer einen dicken Stapel Post auf den Küchentisch, ehe sie auf ihr Zimmer ging, um ihre Aufgaben zu machen.</text:p>
      <text:p text:style-name="P7">An ihren Vater kamen nur manchmal Kontoauszüge, aber er war schließlich auch kein normaler <text:span text:style-name="T1">Vater.</text:span><text:span text:style-name="T2">(-)</text:span></text:p>
      <text:p text:style-name="P7">Sofies Vater war Kapitän auf einem Öltanker und fast das ganze Jahr unterwegs.</text:p>
      <text:p text:style-name="P4">Wenn er dann für einige Wochen nach Hause kam, latschte er nur in Pantoffeln im Haus herum und kümmerte sich rührend um Sofie und ihre <text:span text:style-name="T1">Mutter.</text:span><text:span text:style-name="T2">(-)</text:span></text:p>
      <text:p text:style-name="P4">Aber wenn er auf Reisen war, konnte er ziemlich fern wirken.</text:p>
      <text:p text:style-name="P1">Heute lag in dem großen grünen Briefkasten nur ein kleiner Brief - und der war für Sofie.</text:p>
      <text:p text:style-name="P1">»Sofie Amundsen«, stand auf dem kleinen <text:span text:style-name="T1">Briefumschlag.</text:span><text:span text:style-name="T2">(-)</text:span></text:p>
      <text:p text:style-name="P4">Das war alles, kein <text:span text:style-name="T11">Absender.</text:span></text:p>
      <text:p text:style-name="P4">Der Brief hatte nicht einmal eine <text:span text:style-name="T11">Briefmarke.</text:span></text:p>
      <text:p text:style-name="P4">Sowie Sofie das Tor hinter sich geschlossen hatte, öffnete sie den <text:span text:style-name="T11">Briefumschlag.</text:span></text:p>
      <text:p text:style-name="P4">Dann fand sie nur einen ziemlich kleinen Zettel, nicht größer als der dazugehörende <text:span text:style-name="T1">Umschlag.</text:span><text:span text:style-name="T2">(-)</text:span></text:p>
      <text:p text:style-name="P4">Auf dem Zettel stand: »Wer bist Du?«</text:p>
      <text:p text:style-name="P1">Mehr nicht. Der Zettel enthielt keinen Gruß und keinen Absender, nur diese drei handgeschriebenen Wörter, auf die ein großes Fragezeichen folgte.</text:p>
      <text:p text:style-name="P5">Sie sah noch einmal den Briefumschlag an. Doch - der Brief war wirklich für sie.</text:p>
      <text:p text:style-name="P5">Aber wer hatte ihn in den Briefkasten gesteckt?</text:p>
      <text:p text:style-name="P5">Sofie schloß rasch die Tür des roten Hauses auf.</text:p>
      <text:p text:style-name="P5">Wie üblich konnte die Katze Sherekan sich aus den Büschen schleichen, auf den Treppenabsatz springen und ins Haus schlüpfen, ehe Sofie die Tür hinter sich zugemacht hatte.</text:p>
      <text:p text:style-name="P5">Wenn Sofies Mutter aus irgendeinem Grund sauer war, bezeichnete sie ihr Haus manchmal als <text:span text:style-name="T1">Menagerie.</text:span><text:span text:style-name="T2">(-)</text:span></text:p>
      <text:p text:style-name="P5">Eine <text:span text:style-name="T3">Menagerie</text:span> war eine Sammlung verschiedener Tiere, und wirklich - Sofie war mit ihrer eigenen Sammlung recht zufrieden.</text:p>
      <text:p text:style-name="P5"><text:soft-page-break/>Zuerst hatte sie ein Glas mit den Goldfischen Goldlöckchen, Rotkäppchen und Schwarzer Peter bekommen.</text:p>
      <text:p text:style-name="P5">Dann kamen die Wellensittiche Tom und Jerry, die Schildkröte Govinda und schließlich noch die gelbbraune <text:span text:style-name="T7">Tigerkatze</text:span> Sherekan dazu.</text:p>
      <text:p text:style-name="P2"/>
      <text:p text:style-name="P3">~3min</text:p>
      <text:p text:style-name="P3"/>
      <text:p text:style-name="P8">Letztes Nomen? Menagerie vs. <text:span text:style-name="T3">Tigerkatze</text:span></text:p>
      <text:p text:style-name="P8"/>
      <text:p text:style-name="P9">Auf dem Hemweg hatte Sofie sich mit ihrer Freundin über Roboter unterhalten. <text:span text:style-name="T3">Richtig</text:span> vs. Falsch</text:p>
      <text:p text:style-name="P9"/>
      <text:p text:style-name="P8">Sofies Vater war Kapitän auf einem Öltanker. <text:span text:style-name="T5">Richtig</text:span><text:span text:style-name="T19"> vs. Falsch</text:span></text:p>
      <text:p text:style-name="P8"/>
      <text:p text:style-name="P9">Das Haus in dem Sofie lebt ist rot. <text:span text:style-name="T3">Richtig</text:span> vs. Falsch</text:p>
      <text:p text:style-name="P9"/>
      <text:p text:style-name="P9">Tom und Jerry sind die Namen ihrer <text:span text:style-name="T20">Goldfische</text:span>. Richtig vs. <text:span text:style-name="T3">Falsch</text:span></text:p>
      <text:p text:style-name="P9"/>
      <text:p text:style-name="Horizontal_20_Line"/>
      <text:p text:style-name="P9"/>
      <text:p text:style-name="P10">2</text:p>
      <text:p text:style-name="P2"/>
      <text:p text:style-name="P2">Alle Tiere sollten eine Art Entschädigung sein, weil ihre Mutter spät Feierabend hatte und ihr Vater soviel in der Welt herumfuhr.</text:p>
      <text:p text:style-name="P5">Sofie warf die Schultasche in die Ecke und stellte Sherekan eine Schale mit Katzenfutter hin.</text:p>
      <text:p text:style-name="P5">Dann ließ sie sich mit dem geheimnisvollen Brief in der Hand auf einen Küchenhocker fallen.</text:p>
      <text:p text:style-name="P1">Wer bist Du ?</text:p>
      <text:p text:style-name="P5">Wenn sie das wüsste! Sie war natürlich Sofie Amundsen, aber wer war das?</text:p>
      <text:p text:style-name="P5">Das hatte sie noch nicht richtig herausgefunden.</text:p>
      <text:p text:style-name="P1">Wenn sie nun anders hieße? Anne Knutsen zum <text:span text:style-name="T13">Tür.</text:span></text:p>
      <text:p text:style-name="P1">Wäre sie dann auch eine andere?</text:p>
      <text:p text:style-name="P5">Plötzlich fiel ihr ein, daß ihr Vater sie zuerst gern <text:span text:style-name="T18">Susanne</text:span> genannt hätte.</text:p>
      <text:p text:style-name="P5">Sofie versuchte sich auszumalen, wie es wäre, wenn sie die Hand ausstreckte und sich als <text:span text:style-name="T18">Susanne</text:span> Amundsen vorstellte - aber nein, das ging nicht. Dabei stellte sich die ganze Zeit eine andere vor.</text:p>
      <text:p text:style-name="P5">Nun sprang sie vom Hocker und ging mit dem seltsamen Brief in der Hand ins <text:span text:style-name="T13">Augen.</text:span></text:p>
      <text:p text:style-name="P5">Sie stellte sich vor den Spiegel und starrte sich in die <text:span text:style-name="T11">Augen.</text:span></text:p>
      <text:p text:style-name="P1">»Ich bin Sofie Amundsen«, sagte sie</text:p>
      <text:p text:style-name="P5">Das Mädchen im Spiegel schnitt als Antwort nicht einmal die kleinste <text:span text:style-name="T13">Mensch.</text:span></text:p>
      <text:p text:style-name="P5">Egal, was Sofie auch machte, sie machte genau dasselbe.</text:p>
      <text:p text:style-name="P5">Sofie versuchte, dem Spiegelbild mit einer blitzschnellen Bewegung zuvorzukommen, aber die andere war genauso schnell.</text:p>
      <text:p text:style-name="P1">»Wer bist du?« fragte Sofie.</text:p>
      <text:p text:style-name="P1">Auch jetzt bekam sie keine Antwort, aber für einen kurzen Moment wußte sie einfach nicht, ob sie oder ihr Spiegelbild diese Frage gestellt hatte.</text:p>
      <text:p text:style-name="P1">Sofie drückte den Zeigefinger auf die Nase im Spiegel und sagte: »Du bist ich.«</text:p>
      <text:p text:style-name="P1">Als sie keine Antwort bekam, stellte sie den Satz auf den Kopf und sagte: »Ich bin du. «</text:p>
      <text:p text:style-name="P5">Sofie Amundsen war mit ihrem Aussehen nie besonders zufrieden gewesen.</text:p>
      <text:p text:style-name="P5">Sie hörte oft, daß sie schöne Mandelaugen hätte, aber das sagten sie wohl nur, weil ihre Nase zu klein und ihr Mund etwas zu groß war.</text:p>
      <text:p text:style-name="P5"><text:soft-page-break/>Die Ohren saßen außerdem viel zu nah an den <text:span text:style-name="T1">Augen.</text:span><text:span text:style-name="T2">(-)</text:span></text:p>
      <text:p text:style-name="P5">Am schlimmsten aber waren die glatten Haare, die sich einfach nicht legen ließen.</text:p>
      <text:p text:style-name="P5">Manchmal strich der Vater ihr darüber und nannte sie »das Mädchen mit den Flachshaaren«, nach einer Komposition von Claude Débussy.</text:p>
      <text:p text:style-name="P5">Der hatte gut reden, schließlich war er nicht dazu verurteilt, sein Leben lang schwarze, glatt herabhängende Haare zu haben.</text:p>
      <text:p text:style-name="P5">Bei Sofies Haaren halfen weder Spray noch <text:span text:style-name="T13">Flur.</text:span></text:p>
      <text:p text:style-name="P5">Manchmal fand sie ihr Aussehen so seltsam, daß sie sich fragte, ob sie vielleicht eine Mißgeburt sein konnte.</text:p>
      <text:p text:style-name="P5">Ihre Mutter hatte jedenfalls von einer schwierigen Geburt erzählt.</text:p>
      <text:p text:style-name="P5">Aber entschied wirklich die Geburt, wie jemand aussah?</text:p>
      <text:p text:style-name="P5">War es nicht ein bißchen komisch, daß sie nicht wußte, wer sie war?</text:p>
      <text:p text:style-name="P5">Und war es nicht auch eine Zumutung, daß sie nicht über ihr eigenes Aussehen bestimmen konnte?</text:p>
      <text:p text:style-name="P5">Das war ihr einfach in die Wiege gelegt worden.</text:p>
      <text:p text:style-name="P5">Ihre Freunde konnte sie vielleicht wählen, sich selber hatte sie aber nicht gewählt.</text:p>
      <text:p text:style-name="P5">Sie hatte sich nicht einmal dafür entschieden, ein Mensch zu sein.</text:p>
      <text:p text:style-name="P1">Was war ein <text:span text:style-name="T11">Mensch ?</text:span></text:p>
      <text:p text:style-name="P1">Sofie sah wieder das Mädchen im Spiegel an.</text:p>
      <text:p text:style-name="P1">»Ich glaube, ich mache jetzt lieber meine Bio-Aufgaben«, sagte sie, fast, wie um sich zu entschuldigen. Im nächsten Moment stand sie draußen im <text:span text:style-name="T4">Flur.</text:span></text:p>
      <text:p text:style-name="P1">Nein, ich gehe lieber in den Garten, dachte sie dort.</text:p>
      <text:p text:style-name="P1">Sofie scheuchte die Katze hinaus auf die Treppe und schloß hinter sich die <text:span text:style-name="T8">Tür.</text:span></text:p>
      <text:p text:style-name="P1"/>
      <text:p text:style-name="P3">~3min</text:p>
      <text:p text:style-name="P3"/>
      <text:p text:style-name="P9">Letztes Nomen? Flur vs. <text:span text:style-name="T3">Tür</text:span></text:p>
      <text:p text:style-name="P11"><text:span text:style-name="T3"/></text:p>
      <text:p text:style-name="P6">Am Anfang setzt sich Sofie mit dem Brief in die Küche. <text:span text:style-name="T3">Richtig</text:span> vs. Falsch</text:p>
      <text:p text:style-name="P9"/>
      <text:p text:style-name="P9">Ihr Vater hätte sie zuerst gerne S<text:span text:style-name="T22">askia</text:span> genannt. Richtig vs. <text:span text:style-name="T3">Falsch</text:span></text:p>
      <text:p text:style-name="P9"/>
      <text:p text:style-name="P9">„Das Mädchen mit den Flachshaaren“ ist eine Komposition von Claude Débussy. <text:span text:style-name="T3">Richtig</text:span> vs. Falsch</text:p>
      <text:p text:style-name="P9"/>
      <text:p text:style-name="P9">Sofie hat lange, latte <text:span text:style-name="T20">blonde</text:span> Haare. Richtig vs. <text:span text:style-name="T3">Falsch</text:span></text:p>
      <text:p text:style-name="P9"/>
      <text:p text:style-name="Horizontal_20_Line"/>
      <text:p text:style-name="P12">3</text:p>
      <text:p text:style-name="P12"/>
      <text:p text:style-name="P5">Als sie mit dem geheimnisvollen Brief in der Hand draußen auf dem Kiesweg stand, überkam sie plötzlich ein seltsames <text:span text:style-name="T11">Gefühl.</text:span></text:p>
      <text:p text:style-name="P5">Sie kam sich fast wie eine Puppe vor, die durch Zauberkraft lebendig geworden war.</text:p>
      <text:p text:style-name="P1">War es nicht seltsam, daß sie auf der Welt war und in einem wunderlichen Märchen herumlaufen konnte?</text:p>
      <text:p text:style-name="P5">Sherekan sprang elegant über den Kiesweg und verschwand in den engstehenden <text:span text:style-name="T1">Johannisbeersträuchern.</text:span><text:span text:style-name="T2">(-)</text:span></text:p>
      <text:p text:style-name="P5">Eine lebendige Katze, quicklebendig von den weißen Schnurrhaaren bis zu dem peitschenden Schwanz ganz hinten am <text:span text:style-name="T14">Deckel.</text:span></text:p>
      <text:p text:style-name="P5">Auch sie war im Garten, aber sie war sich dessen wohl kaum auf dieselbe Weise bewußt wie Sofie.</text:p>
      <text:p text:style-name="P1"><text:soft-page-break/>Als Sofie eine Weile darüber nachgedacht hatte, daß sie existierte, mußte sie auch daran denken, daß sie nicht immer hiersein würde.</text:p>
      <text:p text:style-name="P1">Ich bin jetzt auf der Welt, dachte sie. Aber eines Tages werde ich verschwunden sein.</text:p>
      <text:p text:style-name="P5">Gab es ein Leben nach dem <text:span text:style-name="T14">Sache?</text:span></text:p>
      <text:p text:style-name="P5">Auch von dieser Frage hatte die Katze keine <text:span text:style-name="T14">Gefühl.</text:span></text:p>
      <text:p text:style-name="P1">Vor gar nicht langer Zeit war Sofies Großmutter gestorben. Fast jeden Tag seit über einem halben Jahr dachte Sofie daran, wie sehr sie sie vermißte.</text:p>
      <text:p text:style-name="P5">War es nicht ungerecht, daß das Leben einmal ein Ende hatte?</text:p>
      <text:p text:style-name="P5">Sofie blieb grübelnd auf dem Kiesweg stehen.</text:p>
      <text:p text:style-name="P5">Sie versuchte, besonders intensiv daran zu denken, daß sie existierte, um dabei zu vergessen, daß sie nicht immer hiersein würde. Aber das war ganz unmöglich.</text:p>
      <text:p text:style-name="P5">Sowie sie sich darauf konzentrierte, daß sie existierte, tauchte sofort auch ein Gedanke an das Ende des</text:p>
      <text:p text:style-name="P5">Lebens auf.</text:p>
      <text:p text:style-name="P5">Umgekehrt war es genauso: Erst wenn sie ganz stark empfand, daß sie eines Tages ganz verschwunden sein würde, ging ihr richtig auf, wie unendlich wertvoll das Leben war.</text:p>
      <text:p text:style-name="P5">Es war wie die beiden Seiten einer Münze, einer Münze, die sie immer wie der umdrehte. </text:p>
      <text:p text:style-name="P5"><text:span text:style-name="T10">U</text:span>nd je größer und deutlicher die eine Seite der Münze war, um so größer und deutlicher wurde auch die andere.</text:p>
      <text:p text:style-name="P5">Leben und Tod waren zwei Seiten derselben <text:span text:style-name="T11">Sache.</text:span></text:p>
      <text:p text:style-name="P1">Man kann nicht erleben, daß man existiert, ohne auch zu erleben, daß man sterben muß, dachte sie. Und es ist genauso unmöglich, darüber nachzudenken, daß man sterben muß, ohne zugleich daran zu denken, wie phantastisch das Leben ist.</text:p>
      <text:p text:style-name="P1">Sofie fiel ein, daß ihre Großmutter an dem Tag, an dem sie von ihrer Krankheit erfahren hatte, etwas Ähnliches gesagt hatte. »Erst jetzt begreife ich, wie reich das Leben ist«, hatte sie gesagt.</text:p>
      <text:p text:style-name="P5">War es nicht traurig, daß die meisten Leute erst krank werden mußten, ehe sie einsahen, wie schön das Leben war?</text:p>
      <text:p text:style-name="P5">Zumindest mußten sie offenbar einen geheimnisvollen Brief im Briefkasten finden.</text:p>
      <text:p text:style-name="P5">Vielleicht sollte sie nachsehen, ob noch mehr gekommen war?</text:p>
      <text:p text:style-name="P5">Sofie lief zum Tor und hob den grünen <text:span text:style-name="T11">Deckel.</text:span></text:p>
      <text:p text:style-name="P5">Sie fuhr zusammen, als sie einen ganz identischen Briefumschlag entdeckte.</text:p>
      <text:p text:style-name="P5">Sie hatte doch nachgesehen, ob der Briefkasten wirklich leer war, als sie den ersten Brief herausgenommen hatte?</text:p>
      <text:p text:style-name="P5">Auch auf diesem Umschlag stand ihr <text:span text:style-name="T12">Name.</text:span></text:p>
      <text:p text:style-name="P5">Sie riß ihn auf und zog einen weißen Zettel heraus, der genauso aussah wie der erste.</text:p>
      <text:p text:style-name="P5">»Woher kommt die Welt?«, stand darauf.</text:p>
      <text:p text:style-name="P1">Keine Ahnung, dachte Sofie. So was weiß ja wohl niemand!</text:p>
      <text:p text:style-name="P5">Und trotzdem - Sofie fand diese Frage berechtigt.</text:p>
      <text:p text:style-name="P5">Zum ersten Mal in ihrem Leben dachte sie, daß es fast unmöglich war, auf einer Welt zu leben, ohne wenigstens zu fragen, woher sie stammte.</text:p>
      <text:p text:style-name="P5">Von den geheimnisvollen Briefen war Sofie so schwindlig geworden, daß sie beschloß, sich in die <text:span text:style-name="T3">Höhle</text:span> zu setzen.</text:p>
      <text:p text:style-name="P5">Die Höhle war Sofies <text:span text:style-name="T9">Name.</text:span></text:p>
      <text:p text:style-name="P5">Hierhin kam sie nur, wenn sie sehr wütend, sehr traurig oder sehr froh war.</text:p>
      <text:p text:style-name="P5">Heute war sie verwirrt.</text:p>
      <text:p text:style-name="P1"/>
      <text:p text:style-name="P3">~3min</text:p>
      <text:p text:style-name="P1"/>
      <text:p text:style-name="P11">Letztes Nomen? Höhle vs. <text:span text:style-name="T3">Name</text:span></text:p>
      <text:p text:style-name="P11"/>
      <text:p text:style-name="P11"><text:soft-page-break/>Die Katze Sherekan sprang über den Kiesweg und verschwand dann <text:span text:style-name="T22">auf dem Kastanienbaum</text:span><text:span text:style-name="T21">. Richtig vs. </text:span><text:span text:style-name="T6">Falsch</text:span></text:p>
      <text:p text:style-name="P11"/>
      <text:p text:style-name="P11">Vor gar nicht langer Zeit war Sofies Groß<text:span text:style-name="T22">vater</text:span> gestorben. Richtig vs. <text:span text:style-name="T3">Falsch</text:span></text:p>
      <text:p text:style-name="P11"/>
      <text:p text:style-name="P11">Der Briefkasten ist <text:span text:style-name="T22">gelb</text:span>. Richtig vs. <text:span text:style-name="T3">Falsch</text:span></text:p>
      <text:p text:style-name="P11"/>
      <text:p text:style-name="P11">In dem Umschlag war ein weißer Zettel, der genauso aussah wie der erste. <text:span text:style-name="T3">Richtig</text:span> vs. Falsch</text:p>
      <text:p text:style-name="P1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2:14:29.900927360</meta:creation-date>
    <dc:date>2020-03-26T15:13:18.522758751</dc:date>
    <meta:editing-duration>PT49M18S</meta:editing-duration>
    <meta:editing-cycles>3</meta:editing-cycles>
    <meta:generator>LibreOffice/6.1.5.2$Linux_X86_64 LibreOffice_project/10$Build-2</meta:generator>
    <meta:document-statistic meta:table-count="0" meta:image-count="0" meta:object-count="0" meta:page-count="5" meta:paragraph-count="136" meta:word-count="1791" meta:character-count="10815" meta:non-whitespace-character-count="9159"/>
  </office:meta>
</office:document-meta>
</file>